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sponseBuilder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lientResponseBuilderTests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ClientResponseBuilderTests.mutateWithCustom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